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 style:family="paragraph" style:parent-style-name="Standard">
      <style:paragraph-properties fo:break-before="page"/>
    </style:style>
    <style:style style:name="P7" style:family="paragraph" style:parent-style-name="Standard">
      <style:text-properties style:use-window-font-color="true" loext:opacity="0%" style:font-name="Times New Roman" fo:font-size="12pt" style:font-name-asian="Times-Roman" style:font-size-asian="12pt" style:font-name-complex="Times-Roman" style:font-size-complex="12pt"/>
    </style:style>
    <style:style style:name="P8" style:family="paragraph" style:parent-style-name="Contents_20_3">
      <style:paragraph-properties>
        <style:tab-stops>
          <style:tab-stop style:position="17.59cm" style:type="right" style:leader-style="dotted" style:leader-text="."/>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59cm" style:type="right" style:leader-style="dotted" style:leader-text="."/>
        </style:tab-stops>
      </style:paragraph-properties>
    </style:style>
    <style:style style:name="P11"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1d9e3"/>
    </style:style>
    <style:style style:name="P12" style:family="paragraph" style:parent-style-name="Heading_20_1" style:master-page-name="First_20_Page">
      <style:paragraph-properties style:page-number="auto"/>
    </style:style>
    <style:style style:name="P13" style:family="paragraph" style:parent-style-name="Standard" style:list-style-name="L1"/>
    <style:style style:name="P14" style:family="paragraph" style:parent-style-name="Standard" style:list-style-name="L2"/>
    <style:style style:name="P15" style:family="paragraph">
      <style:paragraph-properties style:writing-mode="lr-tb"/>
    </style:style>
    <style:style style:name="P1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08eab" style:font-name-asian="Times New Roman" style:font-size-asian="12pt" style:font-name-complex="Times New Roman" style:font-size-complex="12pt" style:language-complex="ar" style:country-complex="SA"/>
    </style:style>
    <style:style style:name="T8" style:family="text">
      <style:text-properties style:font-name="Times New Roman" fo:font-size="12pt" style:font-size-asian="12pt" style:font-size-complex="12pt"/>
    </style:style>
    <style:style style:name="T9" style:family="text">
      <style:text-properties officeooo:rsid="00108eab"/>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21267664" text:id="ct105553321267664">
          <text:insertion>
            <office:change-info>
              <dc:creator>Bob Jacobsen</dc:creator>
              <dc:date>2013-11-29T11:31:00</dc:date>
            </office:change-info>
          </text:insertion>
        </text:changed-region>
        <text:changed-region xml:id="ct105553321276784" text:id="ct105553321276784">
          <text:deletion>
            <office:change-info>
              <dc:creator>Robert </dc:creator>
              <dc:date>2019-07-05T23:56:00</dc:date>
            </office:change-info>
            <text:p text:style-name="Standard">LSB 0x0001</text:p>
          </text:deletion>
        </text:changed-region>
        <text:changed-region xml:id="ct105553321278464" text:id="ct105553321278464">
          <text:insertion>
            <office:change-info>
              <dc:creator>Robert </dc:creator>
              <dc:date>2019-07-05T23:56:00</dc:date>
            </office:change-info>
          </text:insertion>
        </text:changed-region>
        <text:changed-region xml:id="ct105553321264304" text:id="ct105553321264304">
          <text:insertion>
            <office:change-info>
              <dc:creator>Robert </dc:creator>
              <dc:date>2019-07-05T23:57:00</dc:date>
            </office:change-info>
          </text:insertion>
        </text:changed-region>
        <text:changed-region xml:id="ct105553321276544" text:id="ct105553321276544">
          <text:insertion>
            <office:change-info>
              <dc:creator>Bob Jacobsen</dc:creator>
              <dc:date>2013-11-29T11:31:00</dc:date>
            </office:change-info>
          </text:insertion>
        </text:changed-region>
        <text:changed-region xml:id="ct105553321274144" text:id="ct105553321274144">
          <text:insertion>
            <office:change-info>
              <dc:creator>Bob Jacobsen</dc:creator>
              <dc:date>2013-11-29T11:32:00</dc:date>
            </office:change-info>
          </text:insertion>
        </text:changed-region>
        <text:changed-region xml:id="ct105553321265984" text:id="ct105553321265984">
          <text:deletion>
            <office:change-info>
              <dc:creator>Robert </dc:creator>
              <dc:date>2019-07-05T23:57:00</dc:date>
            </office:change-info>
            <text:p text:style-name="Standard">0x0002</text:p>
          </text:deletion>
        </text:changed-region>
        <text:changed-region xml:id="ct105553321264544" text:id="ct105553321264544">
          <text:insertion>
            <office:change-info>
              <dc:creator>Robert </dc:creator>
              <dc:date>2019-07-05T23:57:00</dc:date>
            </office:change-info>
          </text:insertion>
        </text:changed-region>
        <text:changed-region xml:id="ct105553321267904" text:id="ct105553321267904">
          <text:insertion>
            <office:change-info>
              <dc:creator>Bob Jacobsen</dc:creator>
              <dc:date>2013-11-29T11:32:00</dc:date>
            </office:change-info>
          </text:insertion>
        </text:changed-region>
        <text:changed-region xml:id="ct105553321268144" text:id="ct105553321268144">
          <text:deletion>
            <office:change-info>
              <dc:creator>Robert </dc:creator>
              <dc:date>2019-07-05T23:57:00</dc:date>
            </office:change-info>
            <text:p text:style-name="Standard">0</text:p>
          </text:deletion>
        </text:changed-region>
        <text:changed-region xml:id="ct105553321272224" text:id="ct105553321272224">
          <text:deletion>
            <office:change-info>
              <dc:creator>Jim Kueneman</dc:creator>
              <dc:date>2015-05-28T18:31:00</dc:date>
            </office:change-info>
            <text:p text:style-name="Standard">2</text:p>
          </text:deletion>
        </text:changed-region>
        <text:changed-region xml:id="ct105553321266464" text:id="ct105553321266464">
          <text:deletion>
            <office:change-info>
              <dc:creator>Robert </dc:creator>
              <dc:date>2019-07-05T23:57:00</dc:date>
            </office:change-info>
            <text:p text:style-name="Standard">80x00</text:p>
          </text:deletion>
        </text:changed-region>
        <text:changed-region xml:id="ct105553321267184" text:id="ct105553321267184">
          <text:insertion>
            <office:change-info>
              <dc:creator>Robert </dc:creator>
              <dc:date>2019-07-05T23:57:00</dc:date>
            </office:change-info>
          </text:insertion>
        </text:changed-region>
        <text:changed-region xml:id="ct105553321265744" text:id="ct105553321265744">
          <text:insertion>
            <office:change-info>
              <dc:creator>Bob Jacobsen</dc:creator>
              <dc:date>2013-11-29T11:32:00</dc:date>
            </office:change-info>
          </text:insertion>
        </text:changed-region>
        <text:changed-region xml:id="ct105553321269824" text:id="ct105553321269824">
          <text:deletion>
            <office:change-info>
              <dc:creator>Robert </dc:creator>
              <dc:date>2019-07-05T23:57:00</dc:date>
            </office:change-info>
            <text:p text:style-name="Standard">0</text:p>
          </text:deletion>
        </text:changed-region>
        <text:changed-region xml:id="ct105553321272464" text:id="ct105553321272464">
          <text:deletion>
            <office:change-info>
              <dc:creator>Jim Kueneman</dc:creator>
              <dc:date>2015-05-28T18:31:00</dc:date>
            </office:change-info>
            <text:p text:style-name="Standard">1</text:p>
          </text:deletion>
        </text:changed-region>
        <text:changed-region xml:id="ct105553321266944" text:id="ct105553321266944">
          <text:deletion>
            <office:change-info>
              <dc:creator>Robert </dc:creator>
              <dc:date>2019-07-05T23:57:00</dc:date>
            </office:change-info>
            <text:p text:style-name="Standard">40x00</text:p>
          </text:deletion>
        </text:changed-region>
        <text:changed-region xml:id="ct105553321273664" text:id="ct105553321273664">
          <text:insertion>
            <office:change-info>
              <dc:creator>Robert </dc:creator>
              <dc:date>2019-07-05T23:57:00</dc:date>
            </office:change-info>
          </text:insertion>
        </text:changed-region>
        <text:changed-region xml:id="ct105553321273904" text:id="ct105553321273904">
          <text:insertion>
            <office:change-info>
              <dc:creator>Bob Jacobsen</dc:creator>
              <dc:date>2013-11-29T11:32:00</dc:date>
            </office:change-info>
          </text:insertion>
        </text:changed-region>
        <text:changed-region xml:id="ct105553321272704" text:id="ct105553321272704">
          <text:insertion>
            <office:change-info>
              <dc:creator>Bob Jacobsen</dc:creator>
              <dc:date>2013-11-29T11:33:00</dc:date>
            </office:change-info>
          </text:insertion>
        </text:changed-region>
        <text:changed-region xml:id="ct105553321269584" text:id="ct105553321269584">
          <text:insertion>
            <office:change-info>
              <dc:creator>Bob Jacobsen</dc:creator>
              <dc:date>2013-11-29T11:34:00</dc:date>
            </office:change-info>
          </text:insertion>
        </text:changed-region>
        <text:changed-region xml:id="ct105553321269344" text:id="ct105553321269344">
          <text:deletion>
            <office:change-info>
              <dc:creator>Robert </dc:creator>
              <dc:date>2019-07-05T23:58:00</dc:date>
            </office:change-info>
            <text:p text:style-name="Standard"><text:span text:style-name="T6">0</text:span></text:p>
          </text:deletion>
        </text:changed-region>
        <text:changed-region xml:id="ct105553321265504" text:id="ct105553321265504">
          <text:deletion>
            <office:change-info>
              <dc:creator>Jim Kueneman</dc:creator>
              <dc:date>2015-05-28T18:31:00</dc:date>
            </office:change-info>
            <text:p text:style-name="Standard"><text:span text:style-name="T6">1</text:span></text:p>
          </text:deletion>
        </text:changed-region>
        <text:changed-region xml:id="ct105553321271024" text:id="ct105553321271024">
          <text:deletion>
            <office:change-info>
              <dc:creator>Robert </dc:creator>
              <dc:date>2019-07-05T23:58:00</dc:date>
            </office:change-info>
            <text:p text:style-name="Standard"><text:span text:style-name="T6">40 and 0x00</text:span></text:p>
          </text:deletion>
        </text:changed-region>
        <text:changed-region xml:id="ct105553321272944" text:id="ct105553321272944">
          <text:deletion>
            <office:change-info>
              <dc:creator>Jim Kueneman</dc:creator>
              <dc:date>2015-05-28T18:31:00</dc:date>
            </office:change-info>
            <text:p text:style-name="Standard"><text:span text:style-name="T6">2</text:span></text:p>
          </text:deletion>
        </text:changed-region>
        <text:changed-region xml:id="ct105553321267424" text:id="ct105553321267424">
          <text:deletion>
            <office:change-info>
              <dc:creator>Robert </dc:creator>
              <dc:date>2019-07-05T23:58:00</dc:date>
            </office:change-info>
            <text:p text:style-name="Standard"><text:span text:style-name="T6">80x00</text:span></text:p>
          </text:deletion>
        </text:changed-region>
        <text:changed-region xml:id="ct105553321277264" text:id="ct105553321277264">
          <text:insertion>
            <office:change-info>
              <dc:creator>Robert </dc:creator>
              <dc:date>2019-07-05T23:58:00</dc:date>
            </office:change-info>
          </text:insertion>
        </text:changed-region>
        <text:changed-region xml:id="ct105553321265264" text:id="ct105553321265264">
          <text:insertion>
            <office:change-info>
              <dc:creator>Bob Jacobsen</dc:creator>
              <dc:date>2013-11-29T11:34:00</dc:date>
            </office:change-info>
          </text:insertion>
        </text:changed-region>
        <text:changed-region xml:id="ct105553321271744" text:id="ct105553321271744">
          <text:insertion>
            <office:change-info>
              <dc:creator>Bob Jacobsen</dc:creator>
              <dc:date>2013-11-29T11:41:00</dc:date>
            </office:change-info>
          </text:insertion>
        </text:changed-region>
        <text:changed-region xml:id="ct105553321360864" text:id="ct105553321360864">
          <text:deletion>
            <office:change-info>
              <dc:creator>Robert </dc:creator>
              <dc:date>2019-07-05T23:58:00</dc:date>
            </office:change-info>
            <text:p text:style-name="Standard"><text:span text:style-name="T6"><text:s/>The 0-based coding was selected to improve human-readability of messages, as most messages are expected to be “only”.0 bit when 0 means “end or only part”.</text:span></text:p>
          </text:deletion>
        </text:changed-region>
        <text:changed-region xml:id="ct105553321353664" text:id="ct105553321353664">
          <text:deletion>
            <office:change-info>
              <dc:creator>Jim Kueneman</dc:creator>
              <dc:date>2015-05-28T18:31:00</dc:date>
            </office:change-info>
            <text:p text:style-name="Standard"><text:span text:style-name="T6">1</text:span></text:p>
          </text:deletion>
        </text:changed-region>
        <text:changed-region xml:id="ct105553321350064" text:id="ct105553321350064">
          <text:deletion>
            <office:change-info>
              <dc:creator>Robert </dc:creator>
              <dc:date>2019-07-05T23:58:00</dc:date>
            </office:change-info>
            <text:p text:style-name="Standard"><text:span text:style-name="T6">40 bit when 0 means “start or only part”; the 0x00</text:span></text:p>
          </text:deletion>
        </text:changed-region>
        <text:changed-region xml:id="ct105553321275584" text:id="ct105553321275584">
          <text:deletion>
            <office:change-info>
              <dc:creator>Jim Kueneman</dc:creator>
              <dc:date>2015-05-28T18:31:00</dc:date>
            </office:change-info>
            <text:p text:style-name="Standard"><text:span text:style-name="T6">2</text:span></text:p>
          </text:deletion>
        </text:changed-region>
        <text:changed-region xml:id="ct105553321265024" text:id="ct105553321265024">
          <text:deletion>
            <office:change-info>
              <dc:creator>Robert </dc:creator>
              <dc:date>2019-07-05T23:58:00</dc:date>
            </office:change-info>
            <text:p text:style-name="Standard"><text:span text:style-name="T6">8The 0x00</text:span></text:p>
          </text:deletion>
        </text:changed-region>
        <text:changed-region xml:id="ct105553321361104" text:id="ct105553321361104">
          <text:insertion>
            <office:change-info>
              <dc:creator>Robert </dc:creator>
              <dc:date>2019-07-05T23:58:00</dc:date>
            </office:change-info>
          </text:insertion>
        </text:changed-region>
        <text:changed-region xml:id="ct105553321355104" text:id="ct105553321355104">
          <text:insertion>
            <office:change-info>
              <dc:creator>Robert </dc:creator>
              <dc:date>2019-07-05T23:59:00</dc:date>
            </office:change-info>
          </text:insertion>
        </text:changed-region>
        <text:changed-region xml:id="ct105553321358704" text:id="ct105553321358704">
          <text:insertion>
            <office:change-info>
              <dc:creator>Robert </dc:creator>
              <dc:date>2019-07-06</dc:date>
            </office:change-info>
          </text:insertion>
        </text:changed-region>
        <text:changed-region xml:id="ct105553321359424" text:id="ct105553321359424">
          <text:insertion>
            <office:change-info>
              <dc:creator>Robert </dc:creator>
              <dc:date>2019-07-06T00:01:00</dc:date>
            </office:change-info>
          </text:insertion>
        </text:changed-region>
        <text:changed-region xml:id="ct105553321350304" text:id="ct105553321350304">
          <text:insertion>
            <office:change-info>
              <dc:creator>Robert </dc:creator>
              <dc:date>2019-07-06T00:02:00</dc:date>
            </office:change-info>
          </text:insertion>
        </text:changed-region>
        <text:changed-region xml:id="ct105553321359664" text:id="ct105553321359664">
          <text:insertion>
            <office:change-info>
              <dc:creator>Bob Jacobsen</dc:creator>
              <dc:date>2013-11-29T11:30:00</dc:date>
            </office:change-info>
          </text:insertion>
        </text:changed-region>
        <text:changed-region xml:id="ct105553321356784" text:id="ct105553321356784">
          <text:insertion>
            <office:change-info>
              <dc:creator>Bob Jacobsen</dc:creator>
              <dc:date>2013-11-29T11:43:00</dc:date>
            </office:change-info>
          </text:insertion>
        </text:changed-region>
        <text:changed-region xml:id="ct105553321348864" text:id="ct105553321348864">
          <text:insertion>
            <office:change-info>
              <dc:creator>Bob Jacobsen</dc:creator>
              <dc:date>2013-11-29T11:47:00</dc:date>
            </office:change-info>
          </text:insertion>
        </text:changed-region>
        <text:changed-region xml:id="ct105553321360624" text:id="ct105553321360624">
          <text:insertion>
            <office:change-info>
              <dc:creator>Bob Jacobsen</dc:creator>
              <dc:date>2013-11-29T12:04:00</dc:date>
            </office:change-info>
          </text:insertion>
        </text:changed-region>
        <text:changed-region xml:id="ct105553321358464" text:id="ct105553321358464">
          <text:insertion>
            <office:change-info>
              <dc:creator>Bob Jacobsen</dc:creator>
              <dc:date>2013-11-29T12:00:00</dc:date>
            </office:change-info>
          </text:insertion>
        </text:changed-region>
        <text:changed-region xml:id="ct105553321398736" text:id="ct105553321398736">
          <text:insertion>
            <office:change-info>
              <dc:creator>Bob Jacobsen</dc:creator>
              <dc:date>2013-11-29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1178284871" text:style-name="L1">
        <text:list-item>
          <text:p text:style-name="P13">TCP/IP point-to-point links </text:p>
        </text:list-item>
        <text:list-item>
          <text:p text:style-name="P13">High-bandwidth wireless links </text:p>
        </text:list-item>
        <text:list-item>
          <text:p text:style-name="P13">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8">ays.</text:span></text:p>
      <text:p text:style-name="P7">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6">the</text:span> existing types, can use the “check for zero” bits. <text:s/>New modifier codes are more likely, so more bits are reserved where existing implementations just ignore their content.<text:change-start text:change-id="ct105553321267664"/></text:p>
      <text:p text:style-name="Standard">Flags field:</text:p>
      <text:p text:style-name="Standard">The <text:change-end text:change-id="ct105553321267664"/><text:change text:change-id="ct105553321276784"/><text:change-start text:change-id="ct105553321278464"/><text:span text:style-name="T9">MSB 0x800</text:span><text:change-end text:change-id="ct105553321278464"/><text:change-start text:change-id="ct105553321264304"/><text:span text:style-name="T9">0</text:span><text:change-end text:change-id="ct105553321264304"/><text:change-start text:change-id="ct105553321276544"/> is an expansion flag used to (eventually) add link control messages. These might be needed for e.g. turning gateway-filtering on and off, <text:change-end text:change-id="ct105553321276544"/><text:change-start text:change-id="ct105553321274144"/>loading/resetting remote diagnostic information, etc.</text:p>
      <text:p text:style-name="Standard">The <text:change-end text:change-id="ct105553321274144"/><text:change text:change-id="ct105553321265984"/><text:change-start text:change-id="ct105553321264544"/><text:span text:style-name="T9">0x4000</text:span><text:change-end text:change-id="ct105553321264544"/><text:change-start text:change-id="ct105553321267904"/> bit indicates “chaining”: Another prefix is next, before the body of the message.</text:p>
      <text:p text:style-name="Standard">The <text:change-end text:change-id="ct105553321267904"/><text:change text:change-id="ct105553321268144"/><text:change text:change-id="ct105553321272224"/><text:change text:change-id="ct105553321266464"/><text:change-start text:change-id="ct105553321267184"/><text:span text:style-name="T9">0x0800</text:span><text:change-end text:change-id="ct105553321267184"/><text:change-start text:change-id="ct105553321265744"/> and <text:change-end text:change-id="ct105553321265744"/><text:change text:change-id="ct105553321269824"/><text:change text:change-id="ct105553321272464"/><text:change text:change-id="ct105553321266944"/><text:change-start text:change-id="ct105553321273664"/><text:span text:style-name="T9">0x0400</text:span><text:change-end text:change-id="ct105553321273664"/><text:change-start text:change-id="ct105553321273904"/> bits provide a way of extending a single OpenLCB message across multiple <text:change-end text:change-id="ct105553321273904"/><text:change-start text:change-id="ct105553321272704"/>TCP transfers. <text:s/>(Note that the terminology here is confusing, and should probably be clarified). <text:s/>This might be used to e.g. simplify buffering and framing in CAN-Ethernet gateways. <text:s/><text:change-end text:change-id="ct105553321272704"/><text:change-start text:change-id="ct105553321269584"/>A single OpenLCB message that extends across multiple CAN frames is best accumulated into a single TCP transmission. <text:s/>If that's not possible due to buffering or other issues, <text:span text:style-name="T6">it can be sent as multiple TCP transmissions using the </text:span><text:change-end text:change-id="ct105553321269584"/><text:change text:change-id="ct105553321269344"/><text:change text:change-id="ct105553321265504"/><text:change text:change-id="ct105553321271024"/><text:change text:change-id="ct105553321272944"/><text:change text:change-id="ct105553321267424"/><text:change-start text:change-id="ct105553321277264"/><text:span text:style-name="T7">0x0800 and 0x0400</text:span><text:change-end text:change-id="ct105553321277264"/><text:change-start text:change-id="ct105553321265264"/><text:span text:style-name="T6"> bits.</text:span><text:change-end text:change-id="ct105553321265264"/><text:change-start text:change-id="ct105553321271744"/><text:span text:style-name="T6"> </text:span><text:change-end text:change-id="ct105553321271744"/><text:change text:change-id="ct105553321360864"/><text:change text:change-id="ct105553321353664"/><text:change text:change-id="ct105553321350064"/><text:change text:change-id="ct105553321275584"/><text:change text:change-id="ct105553321265024"/><text:change-start text:change-id="ct105553321361104"/><text:span text:style-name="T7">These two bits encode 4 </text:span><text:change-end text:change-id="ct105553321361104"/><text:change-start text:change-id="ct105553321355104"/><text:span text:style-name="T7">types of messages: </text:span><text:change-end text:change-id="ct105553321355104"/><text:change-start text:change-id="ct105553321358704"/><text:span text:style-name="T7">if both 0, then this is a single-part message, if 0x0800 is clea</text:span><text:change-end text:change-id="ct105553321358704"/><text:change-start text:change-id="ct105553321359424"/><text:span text:style-name="T7">r and 0x0400 is set it is the first of a multiple part message, if both bits are set, then it is a middle part of a multiple par</text:span><text:change-end text:change-id="ct105553321359424"/><text:change-start text:change-id="ct105553321350304"/><text:span text:style-name="T7">t message, and if 0x0800 is set and 0x0400 is clear it is the last part of a multiple part message.</text:span><text:change-end text:change-id="ct105553321350304"/></text:p>
      <text:p text:style-name="Standard">The length code is put early to make it easier to parse messages of future, unknown format. <text:s/>But this doesn't make it easier to skip new prefixes of unknown length. <text:s/>Should there be a<text:change-start text:change-id="ct105553321359664"/>n<text:change-end text:change-id="ct105553321359664"/>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change-start text:change-id="ct105553321356784"/></text:p>
      <text:h text:style-name="Heading_20_3" text:outline-level="3">Multiple-part Messages<text:change-end text:change-id="ct105553321356784"/></text:h>
      <text:h text:style-name="Heading_20_2" text:outline-level="2">Interactions<text:change-start text:change-id="ct105553321348864"/></text:h>
      <text:p text:style-name="Standard">The chaining process is meant to provide a bread-crumb path back through the network. OpenLCB networks are not meant to <text:span text:style-name="T6">have</text:span> very complicated routing structures, so that only a few prefixes will get added to the average message.<text:change-end text:change-id="ct105553321348864"/></text:p>
      <text:h text:style-name="Heading_20_2" text:outline-level="2">TCP-specific Link Control Transmissions and Interactions</text:h>
      <text:p text:style-name="Standard">Format</text:p>
      <text:h text:style-name="Heading_20_3" text:outline-level="3"><text:soft-page-break/>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Possible uses:</text:p>
      <text:list xml:id="list1161109980" text:style-name="L2">
        <text:list-item>
          <text:p text:style-name="P14">Redirecting point-to-point links: “I'm going offline now, you should connect to him”</text:p>
        </text:list-item>
        <text:list-item>
          <text:p text:style-name="P14">Negotiating buffer sizes and traffic levels; flow control.</text:p>
        </text:list-item>
      </text:list>
      <text:p text:style-name="Standard">Control messages to individual nodes, not gateway-gateway communication, will be used for:</text:p>
      <text:list xml:id="list11029748946700" text:continue-numbering="true" text:style-name="L2">
        <text:list-item>
          <text:p text:style-name="P14">Turning filtering on and off in gateways so that all messages can be forwarded</text:p>
        </text:list-item>
        <text:list-item>
          <text:p text:style-name="P14">Turning gateway message logging on and off</text:p>
        </text:list-item>
        <text:list-item>
          <text:p text:style-name="P14">Retrieving status and history information</text:p>
        </text:list-item>
      </text:list>
      <text:h text:style-name="Heading_20_2" text:outline-level="2"><text:change-start text:change-id="ct105553321360624"/>Rendezvous &amp; Self-Configuration Method</text:h>
      <text:p text:style-name="Standard">(Some or all of this needs to move to the Standard)</text:p>
      <text:p text:style-name="Standard">In the following, “node” means an OpenLCB node with a native TCP connection. This node might be e.g. a gateway to an entire CAN segment, but that doesn't matter to this discussion.</text:p>
      <text:p text:style-name="Standard">Two types of connections could be provided: “point-to-point” and “hub-and-spoke”.</text:p>
      <text:p text:style-name="Standard">In “point-to-point”, two nodes are connected by a direct TCP connection. This works fine for e.g. two nodes, but using only point-to-point connections doesn't scale well. If there are 10 nodes present, each <text:soft-page-break/>has to maintain 9 TCP sessions, which is rapidly becoming impractical. On the other hand, it's the simplest possible TCP code.</text:p>
      <text:p text:style-name="Standard">In the “hub-and-spoke” connection, one node acts as a “hub” and all others connect to it as “spokes”. Each spoke node sends traffic to the hub, and the hub then forwards it to the N-2 other nodes.</text:p>
      <text:h text:style-name="Heading_20_3" text:outline-level="3">Protocol</text:h>
      <text:p text:style-name="Standard">When a node comes up, it enquires for a “_openlcb-hub._tcp.local.” service. If found, connect to it.</text:p>
      <text:p text:style-name="Standard">If not found, and if the node can be a hub (it's not required that all nodes be able to do that), it configures itself to act as a hub and advertises the “_openlcb-hub._tcp.local.” service. Since all that takes time, it then checks again for another node advertising to be a hub. If found, it drops back to connecting to that and removes its service if the connection succeeds.</text:p>
      <text:p text:style-name="Standard">If all that fails, start advertising as “_openlcb-node._tcp.local.”. Then, check for any other node(s) advertising as “_openlcb-node._tcp.local.” and connect to as many as possible of the ones that are found.</text:p>
      <text:h text:style-name="Heading_20_1" text:outline-level="1"><text:change-end text:change-id="ct105553321360624"/>Relationship with <text:change-start text:change-id="ct105553321358464"/>Native-<text:change-end text:change-id="ct105553321358464"/>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change-start text:change-id="ct105553321398736"/></text:p>
      <text:h text:style-name="Heading_20_2" text:outline-level="2">CAN-ASCII Formatted Protocol</text:h>
      <text:p text:style-name="Standard">We have also used a protocol where GridConnect-format CAN frames are directly sent back and forth to an Arduino node, which places them on the CAN bus. This is essentially an Ethernet-CAN replacement for the popular USB-CAN adapters. These advertise themselves as “_openlcb-can._tcp.” protocol, by convention on port 12021.</text:p>
      <text:p text:style-name="Standard"><text:change-end text:change-id="ct105553321398736"/></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 Introduction<text:tab/>1</text:p>
          <text:p text:style-name="P9"><text:s/>2 Annotations to the Standard<text:tab/>1</text:p>
          <text:p text:style-name="P10"><text:s/>2.1 Introduction<text:tab/>2</text:p>
          <text:p text:style-name="P10"><text:s/>2.2 References and Context<text:tab/>2</text:p>
          <text:p text:style-name="P10"><text:s/>2.3 Message Format<text:tab/>2</text:p>
          <text:p text:style-name="P10"><text:s/>2.4 States<text:tab/>2</text:p>
          <text:p text:style-name="P10"><text:s/>2.5 Interactions<text:tab/>2</text:p>
          <text:p text:style-name="P10"><text:s/>2.6 TCP-specific Link Control Transmissions and Interactions<text:tab/>2</text:p>
          <text:p text:style-name="P8"><text:s/>2.6.1 States<text:tab/>2</text:p>
          <text:p text:style-name="P8"><text:s/>2.6.2 Interactions<text:tab/>2</text:p>
          <text:p text:style-name="P9"><text:s/>3 General<text:tab/>2</text:p>
          <text:p text:style-name="P10"><text:s/>3.1 Monitoring of other protocols<text:tab/>2</text:p>
          <text:p text:style-name="P10"><text:s/>3.2 Gateway-Gateway Messages<text:tab/>2</text:p>
          <text:p text:style-name="P10"><text:s/>3.3 Relationship with Ethernet Connections<text:tab/>3</text:p>
        </text:index-body>
      </text:table-of-conten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number:date-style style:name="N110">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1d9e3"/>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Transfer Technical Note</text:p>
      </style:header>
      <style:footer>
        <text:tracked-changes>
          <text:changed-region xml:id="ct105553320890832" text:id="ct105553320890832">
            <text:deletion>
              <office:change-info>
                <dc:creator>Alex Shepherd</dc:creator>
                <dc:date>2021-05-01T01:10:03</dc:date>
              </office:change-info>
              <text:p text:style-name="MP4"><text:span text:style-name="MT2">Copyright 2013, </text:span><text:span text:style-name="Page_20_Number"><text:span text:style-name="MT2">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text:s/>of </text:span></text:span><text:span text:style-name="Page_20_Number"><text:span text:style-name="MT2"><text:page-count style:num-format="1">5</text:page-count></text:span></text:span><text:span text:style-name="Page_20_Number"><text:span text:style-name="MT2"><text:s/>- </text:span></text:span><text:span text:style-name="Page_20_Number"><text:span text:style-name="MT2"><text:date style:data-style-name="N75" text:date-value="2021-05-01T01:10:27.805960737">May 1, 2021</text:date></text:span></text:span></text:p>
            </text:deletion>
          </text:changed-region>
          <text:changed-region xml:id="ct105553321517984" text:id="ct105553321517984">
            <text:insertion>
              <office:change-info>
                <dc:creator>Alex Shepherd</dc:creator>
                <dc:date>2021-05-01T01:10:03</dc:date>
              </office:change-info>
            </text:insertion>
          </text:changed-region>
        </text:tracked-changes>
        <text:p text:style-name="MP4"><text:change text:change-id="ct105553320890832"/><text:change-start text:change-id="ct10555332151798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5</text:page-number></text:span></text:span><text:span text:style-name="Page_20_Number"><text:span text:style-name="MT4"><text:s/>of </text:span></text:span><text:span text:style-name="Page_20_Number"><text:span text:style-name="MT4"><text:page-count style:num-format="1">5</text:page-count></text:span></text:span><text:span text:style-name="Page_20_Number"><text:span text:style-name="MT4"><text:s/>- </text:span></text:span><text:span text:style-name="Page_20_Number"><text:span text:style-name="MT2"><text:date style:data-style-name="N75" text:date-value="2021-05-01T01:10:27.806888613">May 1, 2021</text:date></text:span></text:span><text:change-end text:change-id="ct10555332151798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 xlink:href="Pictures/10000000000001310000006C617D372BF560F942.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21-05-01T01:10:27.812459645">May 1, 2021</text:date></text:p>
            </table:table-cell>
            <table:table-cell table:style-name="Table1.C1" office:value-type="string">
              <text:p text:style-name="MP7">Preliminary</text:p>
            </table:table-cell>
          </table:table-row>
        </table:table>
        <text:p text:style-name="Header"/>
      </style:header>
      <style:footer>
        <text:tracked-changes>
          <text:changed-region xml:id="ct105553320894432" text:id="ct105553320894432">
            <text:deletion>
              <office:change-info>
                <dc:creator>Alex Shepherd</dc:creator>
                <dc:date>2021-05-01T01:09:44</dc:date>
              </office:change-info>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5</text:page-count></text:span></text:span><text:span text:style-name="Page_20_Number"><text:span text:style-name="MT6"><text:s/>- </text:span></text:span><text:span text:style-name="Page_20_Number"><text:span text:style-name="MT2"><text:date style:data-style-name="N80" text:date-value="2013-02-06T22:28:37.000000085" text:fixed="true">6. Feb. 2013</text:date></text:span></text:span></text:p>
              <text:p text:style-name="MP4"><text:span text:style-name="Page_20_Number"><text:span text:style-name="MT3"/></text:span></text:p>
            </text:deletion>
          </text:changed-region>
          <text:changed-region xml:id="ct105553320883088" text:id="ct105553320883088">
            <text:insertion>
              <office:change-info>
                <dc:creator>Alex Shepherd</dc:creator>
                <dc:date>2021-05-01T01:09:44</dc:date>
              </office:change-info>
            </text:insertion>
          </text:changed-region>
        </text:tracked-changes>
        <text:p text:style-name="MP4"><text:change text:change-id="ct105553320894432"/><text:change-start text:change-id="ct105553320883088"/><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5</text:page-count></text:span></text:span><text:span text:style-name="Page_20_Number"><text:span text:style-name="MT4"><text:s/>- </text:span></text:span><text:span text:style-name="Page_20_Number"><text:span text:style-name="MT2"><text:date style:data-style-name="N75" text:date-value="2021-05-01T01:10:27.815157151">May 1, 2021</text:date></text:span></text:span><text:change-end text:change-id="ct105553320883088"/></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TCP Segment Transfer Technical Note</dc:title>
    <meta:initial-creator>Alex Shepherd</meta:initial-creator>
    <meta:creation-date>2009-01-22T07:11:27</meta:creation-date>
    <meta:editing-cycles>73</meta:editing-cycles>
    <meta:editing-duration>PT12H44M43S</meta:editing-duration>
    <meta:generator>LibreOffice/7.0.5.2$MacOSX_X86_64 LibreOffice_project/64390860c6cd0aca4beafafcfd84613dd9dfb63a</meta:generator>
    <dc:date>2021-05-01T01:10:19.351104218</dc:date>
    <dc:creator>Alex Shepherd</dc:creator>
    <meta:document-statistic meta:table-count="1" meta:image-count="1" meta:object-count="0" meta:page-count="5" meta:paragraph-count="87" meta:word-count="1564" meta:character-count="9998" meta:non-whitespace-character-count="8486"/>
    <meta:user-defined meta:name="Info 1"/>
    <meta:user-defined meta:name="Info 2"/>
    <meta:user-defined meta:name="Info 3"/>
    <meta:user-defined meta:name="Info 4"/>
  </office:meta>
</office:document-meta>
</file>